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21">
      <style:table-cell-properties fo:background-color="#fffff3"/>
    </style:style>
    <style:style style:name="ce22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23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3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2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1.97pt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1pt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#NAME?</text:p>
          </table:table-cell>
          <table:table-cell table:style-name="ce12" table:formula="of:=[.D3]-IT2H1" office:value-type="string" office:string-value="" calcext:value-type="error">
            <text:p>#NAME?</text:p>
          </table:table-cell>
          <table:table-cell table:style-name="ce11" table:formula="of:=[.E3]-IT3H1" office:value-type="string" office:string-value="" calcext:value-type="error">
            <text:p>#NAME?</text:p>
          </table:table-cell>
          <table:table-cell table:style-name="ce13" table:formula="of:=[.F3]-IT4H1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#NAME?</text:p>
          </table:table-cell>
          <table:table-cell table:style-name="ce18" table:formula="of:=[.F4]-IT4H2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#NAME?</text:p>
          </table:table-cell>
          <table:table-cell table:style-name="ce18" table:formula="of:=[.F5]-IT4H3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#NAME?</text:p>
          </table:table-cell>
          <table:table-cell table:style-name="ce18" table:formula="of:=[.F6]-IT4H4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#NAME?</text:p>
          </table:table-cell>
          <table:table-cell table:style-name="ce18" table:formula="of:=[.F7]-IT4H5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string" office:string-value="" calcext:value-type="error">
            <text:p>#NAME?</text:p>
          </table:table-cell>
          <table:table-cell table:style-name="ce18" table:formula="of:=[.F8]-IT4H6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#NAME?</text:p>
          </table:table-cell>
          <table:table-cell table:style-name="ce18" table:formula="of:=[.F9]-IT4H7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#NAME?</text:p>
          </table:table-cell>
          <table:table-cell table:style-name="ce18" table:formula="of:=[.F10]-IT4H8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#NAME?</text:p>
          </table:table-cell>
          <table:table-cell table:style-name="ce18" table:formula="of:=[.F11]-IT4H9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#NAME?</text:p>
          </table:table-cell>
          <table:table-cell table:style-name="ce18" table:formula="of:=[.F12]-IT4H10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:522</text:p>
          </table:table-cell>
          <table:table-cell table:style-name="ce18" table:formula="of:=[.F13]-IT4H11" office:value-type="string" office:string-value="" calcext:value-type="error">
            <text:p>Err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NAME?</text:p>
          </table:table-cell>
          <table:table-cell table:formula="of:=SUM([.E3:.E17])" office:value-type="string" office:string-value="" calcext:value-type="error">
            <text:p>#NAME?</text:p>
          </table:table-cell>
          <table:table-cell table:formula="of:=SUM([.F3:.F17])" office:value-type="string" office:string-value="" calcext:value-type="error">
            <text:p>#NAME?</text:p>
          </table:table-cell>
          <table:table-cell table:formula="of:=SUM([.G3:.G17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4pt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.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.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.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.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.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.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.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4pt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6" calcext:value-type="date">
            <text:p>06-03-18</text:p>
          </table:table-cell>
          <table:table-cell table:style-name="ce116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7" calcext:value-type="date">
            <text:p>07-03-18</text:p>
          </table:table-cell>
          <table:table-cell table:style-name="ce116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.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5" office:value-type="date" office:date-value="2018-03-08" calcext:value-type="date">
            <text:p>08-03-18</text:p>
          </table:table-cell>
          <table:table-cell table:style-name="ce116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.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5" office:value-type="date" office:date-value="2018-03-09" calcext:value-type="date">
            <text:p>09-03-18</text:p>
          </table:table-cell>
          <table:table-cell table:style-name="ce116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.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5" office:value-type="date" office:date-value="2018-03-10" calcext:value-type="date">
            <text:p>10-03-18</text:p>
          </table:table-cell>
          <table:table-cell table:style-name="ce116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.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5" office:value-type="date" office:date-value="2018-03-11" calcext:value-type="date">
            <text:p>11-03-18</text:p>
          </table:table-cell>
          <table:table-cell table:style-name="ce116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.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.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5" office:value-type="date" office:date-value="2018-03-12" calcext:value-type="date">
            <text:p>12-03-18</text:p>
          </table:table-cell>
          <table:table-cell table:style-name="ce116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.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5" office:value-type="date" office:date-value="2018-03-13" calcext:value-type="date">
            <text:p>13-03-18</text:p>
          </table:table-cell>
          <table:table-cell table:style-name="ce11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1" calcext:value-type="float">
            <text:p>1</text:p>
          </table:table-cell>
          <table:table-cell table:style-name="ce41" table:formula="of:=SUM([.G39:.G45])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/>
          <table:table-cell table:style-name="ce1" table:number-columns-spanned="3" table:number-rows-spanned="1"/>
          <table:covered-table-cell table:number-columns-repeated="2"/>
          <table:table-cell table:style-name="ce1" table:number-columns-repeated="2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4pt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23" office:value-type="date" office:date-value="2018-03-06" calcext:value-type="date">
            <text:p>06-03-18</text:p>
          </table:table-cell>
          <table:table-cell table:style-name="ce124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EF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23" office:value-type="date" office:date-value="2018-03-07" calcext:value-type="date">
            <text:p>07-03-18</text:p>
          </table:table-cell>
          <table:table-cell table:style-name="ce124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EF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3" office:value-type="date" office:date-value="2018-03-08" calcext:value-type="date">
            <text:p>08-03-18</text:p>
          </table:table-cell>
          <table:table-cell table:style-name="ce124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EF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3" office:value-type="date" office:date-value="2018-03-09" calcext:value-type="date">
            <text:p>09-03-18</text:p>
          </table:table-cell>
          <table:table-cell table:style-name="ce124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EF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3" office:value-type="date" office:date-value="2018-03-10" calcext:value-type="date">
            <text:p>10-03-18</text:p>
          </table:table-cell>
          <table:table-cell table:style-name="ce124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EF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11" calcext:value-type="date">
            <text:p>11-03-18</text:p>
          </table:table-cell>
          <table:table-cell table:style-name="ce124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EF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12" calcext:value-type="date">
            <text:p>12-03-18</text:p>
          </table:table-cell>
          <table:table-cell table:style-name="ce124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EF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3" office:value-type="date" office:date-value="2018-03-13" calcext:value-type="date">
            <text:p>13-03-18</text:p>
          </table:table-cell>
          <table:table-cell table:style-name="ce124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EF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0" calcext:value-type="float">
            <text:p>0</text:p>
          </table:table-cell>
          <table:table-cell table:style-name="ce41" table:formula="of:=SUM([.G6:.G12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.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4.5" calcext:value-type="float">
            <text:p>4.5</text:p>
          </table:table-cell>
          <table:table-cell table:style-name="ce59" table:formula="of:=SUM([.G17:.G19])" office:value-type="float" office:value="24" calcext:value-type="float">
            <text:p>24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Conception et integration section d’aid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Phuc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Ajout des images de la section d’aide</text:p>
          </table:table-cell>
          <table:table-cell table:style-name="ce29" office:value-type="string" calcext:value-type="string">
            <text:p>Phuc, Mael</text:p>
          </table:table-cell>
          <table:table-cell table:style-name="ce29" office:value-type="string" calcext:value-type="string">
            <text:p>Mael, Phuc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10" calcext:value-type="float">
            <text:p>10</text:p>
          </table:table-cell>
          <table:table-cell table:style-name="ce41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Article</text:p>
          </table:table-cell>
          <table:table-cell table:style-name="ce29" office:value-type="string" calcext:value-type="string">
            <text:p>Phuc</text:p>
          </table:table-cell>
          <table:table-cell table:style-name="ce57" office:value-type="string" calcext:value-type="string">
            <text:p>JJ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Debug source/tags menu</text:p>
          </table:table-cell>
          <table:table-cell table:style-name="ce29" office:value-type="string" calcext:value-type="string">
            <text:p>Mael</text:p>
          </table:table-cell>
          <table:table-cell table:style-name="ce57" office:value-type="string" calcext:value-type="string">
            <text:p>Phuc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6:.F38])" office:value-type="float" office:value="5.5" calcext:value-type="float">
            <text:p>5.5</text:p>
          </table:table-cell>
          <table:table-cell table:style-name="ce59" table:formula="of:=SUM([.G36:.G38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4pt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5" office:value-type="date" office:date-value="2018-03-06" calcext:value-type="date">
            <text:p>06-03-18</text:p>
          </table:table-cell>
          <table:table-cell table:style-name="ce126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5" office:value-type="date" office:date-value="2018-03-07" calcext:value-type="date">
            <text:p>07-03-18</text:p>
          </table:table-cell>
          <table:table-cell table:style-name="ce126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5" office:value-type="date" office:date-value="2018-03-08" calcext:value-type="date">
            <text:p>08-03-18</text:p>
          </table:table-cell>
          <table:table-cell table:style-name="ce126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5" office:value-type="date" office:date-value="2018-03-09" calcext:value-type="date">
            <text:p>09-03-18</text:p>
          </table:table-cell>
          <table:table-cell table:style-name="ce126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5" office:value-type="date" office:date-value="2018-03-10" calcext:value-type="date">
            <text:p>10-03-18</text:p>
          </table:table-cell>
          <table:table-cell table:style-name="ce126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5" office:value-type="date" office:date-value="2018-03-11" calcext:value-type="date">
            <text:p>11-03-18</text:p>
          </table:table-cell>
          <table:table-cell table:style-name="ce126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5" office:value-type="date" office:date-value="2018-03-12" calcext:value-type="date">
            <text:p>12-03-18</text:p>
          </table:table-cell>
          <table:table-cell table:style-name="ce126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5" office:value-type="date" office:date-value="2018-03-13" calcext:value-type="date">
            <text:p>13-03-18</text:p>
          </table:table-cell>
          <table:table-cell table:style-name="ce12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29T18:38:05.585262172</dc:date>
    <meta:editing-cycles>31</meta:editing-cycles>
    <meta:editing-duration>PT1H34M</meta:editing-duration>
    <meta:document-statistic meta:table-count="5" meta:cell-count="10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555cm" svg:y="2.842cm" style:legend-expansion="high" chart:style-name="ch2"/>
        <chart:plot-area chart:style-name="ch3" table:cell-range-address="Overview.C28:Overview.G29" chart:data-source-has-labels="row" svg:x="0.223cm" svg:y="0.125cm" svg:width="8.109cm" svg:height="6.032cm">
          <chartooo:coordinate-region svg:x="1.149cm" svg:y="0.125cm" svg:width="6.517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